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° du lancer</text:p>
          </table:table-cell>
          <table:table-cell office:value-type="string" calcext:value-type="string">
            <text:p>Résultat du lancer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NT(6*RAND())+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table:formula="of:=INT(6*RAND())+1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formula="of:=INT(6*RAND())+1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formula="of:=INT(6*RAND())+1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formula="of:=INT(6*RAND())+1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formula="of:=INT(6*RAND())+1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formula="of:=INT(6*RAND())+1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formula="of:=INT(6*RAND())+1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formula="of:=INT(6*RAND())+1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formula="of:=INT(6*RAND())+1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table:formula="of:=INT(6*RAND())+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formula="of:=INT(6*RAND())+1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formula="of:=INT(6*RAND())+1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Occurences 1 :</text:p>
          </table:table-cell>
          <table:table-cell table:style-name="ce1" table:formula="of:=COUNTIF([.B2:.B99];&quot;1&quot;)" office:value-type="float" office:value="12" calcext:value-type="float">
            <text:p>12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formula="of:=INT(6*RAND())+1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ccurences 2</text:p>
          </table:table-cell>
          <table:table-cell table:formula="of:==COUNTIF([.B2:.B99];&quot;2&quot;)" office:value-type="float" office:value="24" calcext:value-type="float">
            <text:p>24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formula="of:=INT(6*RAND())+1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ccurences 3</text:p>
          </table:table-cell>
          <table:table-cell table:style-name="ce1" table:formula="of:=COUNTIF([.B2:.B99];&quot;3&quot;)" office:value-type="float" office:value="14" calcext:value-type="float">
            <text:p>14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formula="of:=INT(6*RAND())+1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Occurences 4</text:p>
          </table:table-cell>
          <table:table-cell table:style-name="ce1" table:formula="of:=COUNTIF([.B2:.B99];&quot;4&quot;)" office:value-type="float" office:value="12" calcext:value-type="float">
            <text:p>12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table:formula="of:=INT(6*RAND())+1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Occurences 5</text:p>
          </table:table-cell>
          <table:table-cell table:style-name="ce1" table:formula="of:=COUNTIF([.B2:.B99];&quot;5&quot;)" office:value-type="float" office:value="16" calcext:value-type="float">
            <text:p>16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formula="of:=INT(6*RAND())+1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Occurences 6</text:p>
          </table:table-cell>
          <table:table-cell table:formula="of:=COUNTIF([.B2:.B99];&quot;6&quot;)" office:value-type="float" office:value="20" calcext:value-type="float">
            <text:p>20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table:formula="of:=INT(6*RAND())+1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table:formula="of:=INT(6*RAND())+1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table:formula="of:=INT(6*RAND())+1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table:formula="of:=INT(6*RAND())+1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table:formula="of:=INT(6*RAND())+1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table:formula="of:=INT(6*RAND())+1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table:formula="of:=INT(6*RAND())+1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table:formula="of:=INT(6*RAND())+1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table:formula="of:=INT(6*RAND())+1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table:formula="of:=INT(6*RAND())+1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table:formula="of:=INT(6*RAND())+1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table:formula="of:=INT(6*RAND())+1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table:formula="of:=INT(6*RAND())+1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table:formula="of:=INT(6*RAND())+1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table:formula="of:=INT(6*RAND())+1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table:formula="of:=INT(6*RAND())+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table:formula="of:=INT(6*RAND())+1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table:formula="of:=INT(6*RAND())+1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table:formula="of:=INT(6*RAND())+1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table:formula="of:=INT(6*RAND())+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table:formula="of:=INT(6*RAND())+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table:formula="of:=INT(6*RAND())+1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table:formula="of:=INT(6*RAND())+1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table:formula="of:=INT(6*RAND())+1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table:formula="of:=INT(6*RAND())+1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table:formula="of:=INT(6*RAND())+1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table:formula="of:=INT(6*RAND())+1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table:formula="of:=INT(6*RAND())+1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table:formula="of:=INT(6*RAND())+1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table:formula="of:=INT(6*RAND())+1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table:formula="of:=INT(6*RAND())+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table:formula="of:=INT(6*RAND())+1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table:formula="of:=INT(6*RAND())+1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table:formula="of:=INT(6*RAND())+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table:formula="of:=INT(6*RAND())+1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table:formula="of:=INT(6*RAND())+1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table:formula="of:=INT(6*RAND())+1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table:formula="of:=INT(6*RAND())+1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table:formula="of:=INT(6*RAND())+1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table:formula="of:=INT(6*RAND())+1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table:formula="of:=INT(6*RAND())+1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table:formula="of:=INT(6*RAND())+1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table:formula="of:=INT(6*RAND())+1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table:formula="of:=INT(6*RAND())+1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table:formula="of:=INT(6*RAND())+1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table:formula="of:=INT(6*RAND())+1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table:formula="of:=INT(6*RAND())+1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table:formula="of:=INT(6*RAND())+1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table:formula="of:=INT(6*RAND())+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table:formula="of:=INT(6*RAND())+1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table:formula="of:=INT(6*RAND())+1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table:formula="of:=INT(6*RAND())+1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table:formula="of:=INT(6*RAND())+1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table:formula="of:=INT(6*RAND())+1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table:formula="of:=INT(6*RAND())+1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table:formula="of:=INT(6*RAND())+1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table:formula="of:=INT(6*RAND())+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table:formula="of:=INT(6*RAND())+1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table:formula="of:=INT(6*RAND())+1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table:formula="of:=INT(6*RAND())+1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table:formula="of:=INT(6*RAND())+1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table:formula="of:=INT(6*RAND())+1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table:formula="of:=INT(6*RAND())+1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table:formula="of:=INT(6*RAND())+1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table:formula="of:=INT(6*RAND())+1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table:formula="of:=INT(6*RAND())+1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table:formula="of:=INT(6*RAND())+1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table:formula="of:=INT(6*RAND())+1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table:formula="of:=INT(6*RAND())+1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table:formula="of:=INT(6*RAND())+1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table:formula="of:=INT(6*RAND())+1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table:formula="of:=INT(6*RAND())+1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table:formula="of:=INT(6*RAND())+1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table:formula="of:=INT(6*RAND())+1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table:formula="of:=INT(6*RAND())+1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table:formula="of:=INT(6*RAND())+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table:formula="of:=INT(6*RAND())+1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table:formula="of:=INT(6*RAND())+1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table:formula="of:=INT(6*RAND())+1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table:formula="of:=INT(6*RAND())+1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table:formula="of:=INT(6*RAND())+1" office:value-type="float" office:value="6" calcext:value-type="float">
            <text:p>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5T21:40:14.996653997</meta:creation-date>
    <dc:date>2016-11-05T22:02:18.020501212</dc:date>
    <meta:editing-duration>PT11M52S</meta:editing-duration>
    <meta:editing-cycles>2</meta:editing-cycles>
    <meta:generator>LibreOffice/5.1.4.2$Linux_X86_64 LibreOffice_project/10m0$Build-2</meta:generator>
    <meta:document-statistic meta:table-count="1" meta:cell-count="212" meta:object-count="0"/>
  </office:meta>
</office:document-meta>
</file>